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17d410" officeooo:paragraph-rsid="0017d41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rzy projektu:</text:p>
      <text:p text:style-name="P1">Grzegorz Michorczyk,</text:p>
      <text:p text:style-name="P1">Rafał Pocześniok,</text:p>
      <text:p text:style-name="P1">Bartek Raczyński,</text:p>
      <text:p text:style-name="P1">Michał Bujko,</text:p>
      <text:p text:style-name="P1">Darek Stor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0:23:37.841000000</meta:creation-date>
    <dc:date>2019-06-23T10:25:57.583000000</dc:date>
    <meta:editing-duration>PT2M24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6" meta:word-count="12" meta:character-count="96" meta:non-whitespace-character-count="90"/>
  </office:meta>
</office:document-meta>
</file>